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6.5729in"/>
    </style:style>
    <style:style style:name="Table1.1" style:family="table-row">
      <style:table-row-properties style:row-height="0.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542in"/>
    </style:style>
    <style:style style:name="Table2.B" style:family="table-column">
      <style:table-column-properties style:column-width="6.5729in"/>
    </style:style>
    <style:style style:name="Table2.1" style:family="table-row">
      <style:table-row-properties style:row-height="0.3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officeooo:paragraph-rsid="0000defa"/>
    </style:style>
    <style:style style:name="P3" style:family="paragraph" style:parent-style-name="Standard">
      <style:paragraph-properties fo:break-before="page"/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Arial Black" fo:font-size="14pt" officeooo:paragraph-rsid="0000defa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6pt" fo:font-weight="bold" officeooo:paragraph-rsid="0000defa" style:font-size-asian="16pt" style:font-weight-asian="bold" style:font-size-complex="16pt" style:font-weight-complex="bold"/>
    </style:style>
    <style:style style:name="T1" style:family="text">
      <style:text-properties officeooo:rsid="0000defa"/>
    </style:style>
    <style:style style:name="T2" style:family="text">
      <style:text-properties style:text-underline-style="solid" style:text-underline-width="auto" style:text-underline-color="font-color" officeooo:rsid="0000de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A</text:span>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B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C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D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E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F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G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H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I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J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K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L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M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N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O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P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Q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R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S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T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U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V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W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X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Y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1">Z</text:span></text:p>
          </table:table-cell>
          <table:table-cell table:style-name="Table1.B2" office:value-type="string">
            <text:p text:style-name="P4"/>
          </table:table-cell>
        </table:table-row>
      </table:table>
      <text:p text:style-name="P1"/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<text:span text:style-name="T1">-- </text:span><text:span text:style-name="T2"><text:s text:c="16"/></text:span><text:span text:style-name="T1"><text:s/>--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"><text:span text:style-name="T1">B</text:span>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<text:span text:style-name="T1">E</text:span>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<text:span text:style-name="T1">M</text:span>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<text:span text:style-name="T1">N</text:span>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<text:span text:style-name="T1">O</text:span>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<text:span text:style-name="T1">P</text:span>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<text:span text:style-name="T1">R</text:span>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<text:span text:style-name="T1">S</text:span>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<text:span text:style-name="T1">V</text:span></text:p>
          </table:table-cell>
          <table:table-cell table:style-name="Table2.B2" office:value-type="string">
            <text:p text:style-name="P5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微软雅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1:32:34</meta:creation-date>
    <dc:date>2013-03-05T11:48:46</dc:date>
    <meta:editing-duration>PT9M17S</meta:editing-duration>
    <meta:editing-cycles>2</meta:editing-cycles>
    <meta:generator>LibreOffice/3.6$Linux_x86 LibreOffice_project/360m1$Build-2</meta:generator>
    <meta:document-statistic meta:table-count="2" meta:image-count="0" meta:object-count="0" meta:page-count="2" meta:paragraph-count="36" meta:word-count="37" meta:character-count="57" meta:non-whitespace-character-count="39"/>
  </office:meta>
</office:document-meta>
</file>